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86cm" table:align="left"/>
    </style:style>
    <style:style style:name="Tableau1.A" style:family="table-column">
      <style:table-column-properties style:column-width="4.249cm"/>
    </style:style>
    <style:style style:name="Tableau1.C" style:family="table-column">
      <style:table-column-properties style:column-width="2.429cm"/>
    </style:style>
    <style:style style:name="Tableau1.D" style:family="table-column">
      <style:table-column-properties style:column-width="6.0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33cm" table:align="left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4.249cm"/>
    </style:style>
    <style:style style:name="Tableau2.C" style:family="table-column">
      <style:table-column-properties style:column-width="2.404cm"/>
    </style:style>
    <style:style style:name="Tableau2.D" style:family="table-column">
      <style:table-column-properties style:column-width="6.03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828cm" table:align="left"/>
    </style:style>
    <style:style style:name="Tableau3.A" style:family="table-column">
      <style:table-column-properties style:column-width="4.249cm"/>
    </style:style>
    <style:style style:name="Tableau3.C" style:family="table-column">
      <style:table-column-properties style:column-width="2.429cm"/>
    </style:style>
    <style:style style:name="Tableau3.D" style:family="table-column">
      <style:table-column-properties style:column-width="5.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2.457cm"/>
    </style:style>
    <style:style style:name="Tableau4.D" style:family="table-column">
      <style:table-column-properties style:column-width="6.05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247cm"/>
    </style:style>
    <style:style style:name="Tableau5.B" style:family="table-column">
      <style:table-column-properties style:column-width="4.249cm"/>
    </style:style>
    <style:style style:name="Tableau5.C" style:family="table-column">
      <style:table-column-properties style:column-width="2.378cm"/>
    </style:style>
    <style:style style:name="Tableau5.D" style:family="table-column">
      <style:table-column-properties style:column-width="6.13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7cm"/>
    </style:style>
    <style:style style:name="Tableau6.B" style:family="table-column">
      <style:table-column-properties style:column-width="4.249cm"/>
    </style:style>
    <style:style style:name="Tableau6.C" style:family="table-column">
      <style:table-column-properties style:column-width="2.457cm"/>
    </style:style>
    <style:style style:name="Tableau6.D" style:family="table-column">
      <style:table-column-properties style:column-width="6.0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b9e" officeooo:paragraph-rsid="00113b9e"/>
    </style:style>
    <style:style style:name="P2" style:family="paragraph" style:parent-style-name="Standard">
      <style:text-properties officeooo:rsid="00113b9e" officeooo:paragraph-rsid="0019d2c4"/>
    </style:style>
    <style:style style:name="P3" style:family="paragraph" style:parent-style-name="Table_20_Contents">
      <style:text-properties officeooo:rsid="00113b9e" officeooo:paragraph-rsid="00113b9e"/>
    </style:style>
    <style:style style:name="P4" style:family="paragraph" style:parent-style-name="Table_20_Contents">
      <style:text-properties officeooo:rsid="00113b9e" officeooo:paragraph-rsid="00149ead"/>
    </style:style>
    <style:style style:name="P5" style:family="paragraph" style:parent-style-name="Table_20_Contents">
      <style:text-properties officeooo:rsid="00113b9e" officeooo:paragraph-rsid="0019d2c4"/>
    </style:style>
    <style:style style:name="P6" style:family="paragraph" style:parent-style-name="Table_20_Contents">
      <style:text-properties officeooo:rsid="00113b9e" officeooo:paragraph-rsid="001fb461"/>
    </style:style>
    <style:style style:name="P7" style:family="paragraph" style:parent-style-name="Table_20_Contents">
      <style:text-properties officeooo:rsid="00113b9e" officeooo:paragraph-rsid="002280ab"/>
    </style:style>
    <style:style style:name="P8" style:family="paragraph" style:parent-style-name="Table_20_Contents">
      <style:text-properties officeooo:paragraph-rsid="00113b9e"/>
    </style:style>
    <style:style style:name="P9" style:family="paragraph" style:parent-style-name="Table_20_Contents">
      <style:text-properties officeooo:rsid="0012e0c6" officeooo:paragraph-rsid="0012e0c6"/>
    </style:style>
    <style:style style:name="P10" style:family="paragraph" style:parent-style-name="Table_20_Contents">
      <style:text-properties officeooo:rsid="0012e0c6" officeooo:paragraph-rsid="0019d2c4"/>
    </style:style>
    <style:style style:name="P11" style:family="paragraph" style:parent-style-name="Table_20_Contents">
      <style:text-properties officeooo:rsid="0012e0c6" officeooo:paragraph-rsid="001fb461"/>
    </style:style>
    <style:style style:name="P12" style:family="paragraph" style:parent-style-name="Table_20_Contents">
      <style:text-properties officeooo:rsid="00149ead" officeooo:paragraph-rsid="00149ead"/>
    </style:style>
    <style:style style:name="P13" style:family="paragraph" style:parent-style-name="Table_20_Contents">
      <style:text-properties officeooo:rsid="00149ead" officeooo:paragraph-rsid="0019d2c4"/>
    </style:style>
    <style:style style:name="P14" style:family="paragraph" style:parent-style-name="Table_20_Contents">
      <style:text-properties officeooo:rsid="00149ead" officeooo:paragraph-rsid="001fb461"/>
    </style:style>
    <style:style style:name="P15" style:family="paragraph" style:parent-style-name="Table_20_Contents">
      <style:text-properties officeooo:rsid="00152229" officeooo:paragraph-rsid="00152229"/>
    </style:style>
    <style:style style:name="P16" style:family="paragraph" style:parent-style-name="Table_20_Contents">
      <style:text-properties officeooo:rsid="00152229" officeooo:paragraph-rsid="0019d2c4"/>
    </style:style>
    <style:style style:name="P17" style:family="paragraph" style:parent-style-name="Table_20_Contents">
      <style:text-properties officeooo:rsid="00152229" officeooo:paragraph-rsid="001fb461"/>
    </style:style>
    <style:style style:name="P18" style:family="paragraph" style:parent-style-name="Table_20_Contents">
      <style:text-properties officeooo:rsid="0016c366" officeooo:paragraph-rsid="0016c366"/>
    </style:style>
    <style:style style:name="P19" style:family="paragraph" style:parent-style-name="Table_20_Contents">
      <style:text-properties officeooo:rsid="0016c366" officeooo:paragraph-rsid="0019d2c4"/>
    </style:style>
    <style:style style:name="P20" style:family="paragraph" style:parent-style-name="Table_20_Contents">
      <style:text-properties officeooo:rsid="0016c366" officeooo:paragraph-rsid="001fb461"/>
    </style:style>
    <style:style style:name="P21" style:family="paragraph" style:parent-style-name="Table_20_Contents">
      <style:text-properties officeooo:rsid="001733fc" officeooo:paragraph-rsid="001733fc"/>
    </style:style>
    <style:style style:name="P22" style:family="paragraph" style:parent-style-name="Table_20_Contents">
      <style:text-properties officeooo:rsid="001733fc" officeooo:paragraph-rsid="00187c98"/>
    </style:style>
    <style:style style:name="P23" style:family="paragraph" style:parent-style-name="Table_20_Contents">
      <style:text-properties officeooo:rsid="001733fc" officeooo:paragraph-rsid="001fb461"/>
    </style:style>
    <style:style style:name="P24" style:family="paragraph" style:parent-style-name="Table_20_Contents">
      <style:text-properties style:text-underline-style="none" officeooo:rsid="001733fc" officeooo:paragraph-rsid="00187c98"/>
    </style:style>
    <style:style style:name="P25" style:family="paragraph" style:parent-style-name="Table_20_Contents">
      <style:text-properties style:text-underline-style="none" officeooo:rsid="001733fc" officeooo:paragraph-rsid="0019d2c4"/>
    </style:style>
    <style:style style:name="P26" style:family="paragraph" style:parent-style-name="Table_20_Contents">
      <style:text-properties style:text-underline-style="none" officeooo:rsid="001733fc" officeooo:paragraph-rsid="001fb461"/>
    </style:style>
    <style:style style:name="P27" style:family="paragraph" style:parent-style-name="Table_20_Contents">
      <style:text-properties style:text-underline-style="none" fo:font-weight="normal" officeooo:rsid="0021492a" officeooo:paragraph-rsid="0021492a" style:font-weight-asian="normal" style:font-weight-complex="normal"/>
    </style:style>
    <style:style style:name="P28" style:family="paragraph" style:parent-style-name="Table_20_Contents">
      <style:text-properties fo:color="#808080" officeooo:rsid="001733fc" officeooo:paragraph-rsid="0019d2c4"/>
    </style:style>
    <style:style style:name="P29" style:family="paragraph" style:parent-style-name="Table_20_Contents">
      <style:text-properties fo:color="#808080" officeooo:rsid="00149ead" officeooo:paragraph-rsid="00149ead"/>
    </style:style>
    <style:style style:name="P30" style:family="paragraph" style:parent-style-name="Table_20_Contents">
      <style:text-properties fo:color="#808080" officeooo:rsid="00149ead" officeooo:paragraph-rsid="0019d2c4"/>
    </style:style>
    <style:style style:name="P31" style:family="paragraph" style:parent-style-name="Table_20_Contents">
      <style:text-properties fo:color="#808080" officeooo:rsid="00149ead" officeooo:paragraph-rsid="001fb461"/>
    </style:style>
    <style:style style:name="P32" style:family="paragraph" style:parent-style-name="Table_20_Contents">
      <style:text-properties fo:color="#808080" style:text-underline-style="none" fo:font-weight="normal" officeooo:rsid="001733fc" officeooo:paragraph-rsid="001ea6af" style:font-weight-asian="normal" style:font-weight-complex="normal"/>
    </style:style>
    <style:style style:name="P33" style:family="paragraph" style:parent-style-name="Table_20_Contents">
      <style:text-properties officeooo:rsid="001d87d6" officeooo:paragraph-rsid="001d87d6"/>
    </style:style>
    <style:style style:name="P34" style:family="paragraph" style:parent-style-name="Table_20_Contents">
      <style:text-properties officeooo:rsid="001ea6af" officeooo:paragraph-rsid="001ea6af"/>
    </style:style>
    <style:style style:name="P35" style:family="paragraph" style:parent-style-name="Table_20_Contents">
      <style:text-properties fo:color="#000000" style:text-underline-style="none" fo:font-weight="normal" officeooo:rsid="001d87d6" officeooo:paragraph-rsid="001ea6af" style:font-weight-asian="normal" style:font-weight-complex="normal"/>
    </style:style>
    <style:style style:name="P36" style:family="paragraph" style:parent-style-name="Table_20_Contents">
      <style:text-properties officeooo:rsid="001fb461" officeooo:paragraph-rsid="001fb461"/>
    </style:style>
    <style:style style:name="P37" style:family="paragraph" style:parent-style-name="Table_20_Contents">
      <style:text-properties officeooo:rsid="0021492a" officeooo:paragraph-rsid="0021492a"/>
    </style:style>
    <style:style style:name="P38" style:family="paragraph" style:parent-style-name="Table_20_Contents">
      <style:text-properties officeooo:rsid="00258483" officeooo:paragraph-rsid="00258483"/>
    </style:style>
    <style:style style:name="P39" style:family="paragraph" style:parent-style-name="Subtitle">
      <style:paragraph-properties fo:break-before="page"/>
      <style:text-properties officeooo:paragraph-rsid="00113b9e"/>
    </style:style>
    <style:style style:name="P40" style:family="paragraph" style:parent-style-name="Subtitle">
      <style:paragraph-properties fo:break-before="page"/>
      <style:text-properties officeooo:paragraph-rsid="0019d2c4"/>
    </style:style>
    <style:style style:name="P41" style:family="paragraph" style:parent-style-name="Subtitle">
      <style:paragraph-properties fo:break-before="page"/>
      <style:text-properties officeooo:paragraph-rsid="001b5309"/>
    </style:style>
    <style:style style:name="P42" style:family="paragraph" style:parent-style-name="Subtitle">
      <style:paragraph-properties fo:break-before="page"/>
      <style:text-properties officeooo:paragraph-rsid="001fb461"/>
    </style:style>
    <style:style style:name="P43" style:family="paragraph" style:parent-style-name="Subtitle">
      <style:text-properties officeooo:paragraph-rsid="0019d2c4"/>
    </style:style>
    <style:style style:name="P44" style:family="paragraph" style:parent-style-name="Text_20_body">
      <style:text-properties officeooo:rsid="00113b9e" officeooo:paragraph-rsid="00113b9e"/>
    </style:style>
    <style:style style:name="P45" style:family="paragraph" style:parent-style-name="Text_20_body">
      <style:text-properties officeooo:rsid="00113b9e" officeooo:paragraph-rsid="0019d2c4"/>
    </style:style>
    <style:style style:name="P46" style:family="paragraph" style:parent-style-name="Text_20_body">
      <style:text-properties officeooo:rsid="0019d2c4" officeooo:paragraph-rsid="0019d2c4"/>
    </style:style>
    <style:style style:name="P47" style:family="paragraph" style:parent-style-name="Text_20_body">
      <style:text-properties officeooo:rsid="001d87d6" officeooo:paragraph-rsid="001d87d6"/>
    </style:style>
    <style:style style:name="P48" style:family="paragraph" style:parent-style-name="Text_20_body">
      <style:text-properties officeooo:rsid="0022e945" officeooo:paragraph-rsid="0022e945"/>
    </style:style>
    <style:style style:name="P49" style:family="paragraph" style:parent-style-name="Table_20_Contents">
      <style:text-properties fo:color="#808080" officeooo:rsid="00149ead" officeooo:paragraph-rsid="00187c98"/>
    </style:style>
    <style:style style:name="P50" style:family="paragraph" style:parent-style-name="Table_20_Contents">
      <style:text-properties fo:color="#808080" officeooo:rsid="00149ead" officeooo:paragraph-rsid="001fb461"/>
    </style:style>
    <style:style style:name="P51" style:family="paragraph" style:parent-style-name="Table_20_Contents">
      <style:text-properties fo:color="#808080" officeooo:rsid="00149ead" officeooo:paragraph-rsid="00268e23"/>
    </style:style>
    <style:style style:name="P52" style:family="paragraph" style:parent-style-name="Table_20_Contents">
      <style:text-properties fo:color="#808080" officeooo:rsid="0028079c" officeooo:paragraph-rsid="00288528"/>
    </style:style>
    <style:style style:name="P53" style:family="paragraph" style:parent-style-name="Table_20_Contents">
      <style:text-properties fo:color="#808080" officeooo:rsid="0028079c" officeooo:paragraph-rsid="0028079c"/>
    </style:style>
    <style:style style:name="P54" style:family="paragraph" style:parent-style-name="Table_20_Contents">
      <style:text-properties fo:color="#808080" officeooo:rsid="00258483" officeooo:paragraph-rsid="00290a9c"/>
    </style:style>
    <style:style style:name="P55" style:family="paragraph" style:parent-style-name="Table_20_Contents">
      <style:text-properties fo:color="#808080" officeooo:rsid="00258483" officeooo:paragraph-rsid="00291746"/>
    </style:style>
    <style:style style:name="P56" style:family="paragraph" style:parent-style-name="Table_20_Contents">
      <style:text-properties officeooo:rsid="00113b9e" officeooo:paragraph-rsid="00268e23"/>
    </style:style>
    <style:style style:name="P57" style:family="paragraph" style:parent-style-name="Table_20_Contents">
      <style:text-properties officeooo:rsid="00113b9e" officeooo:paragraph-rsid="00291746"/>
    </style:style>
    <style:style style:name="P58" style:family="paragraph" style:parent-style-name="Table_20_Contents">
      <style:text-properties officeooo:rsid="0012e0c6" officeooo:paragraph-rsid="00268e23"/>
    </style:style>
    <style:style style:name="P59" style:family="paragraph" style:parent-style-name="Table_20_Contents">
      <style:text-properties officeooo:rsid="0012e0c6" officeooo:paragraph-rsid="00291746"/>
    </style:style>
    <style:style style:name="P60" style:family="paragraph" style:parent-style-name="Table_20_Contents">
      <style:text-properties officeooo:rsid="00149ead" officeooo:paragraph-rsid="00268e23"/>
    </style:style>
    <style:style style:name="P61" style:family="paragraph" style:parent-style-name="Table_20_Contents">
      <style:text-properties officeooo:rsid="001733fc" officeooo:paragraph-rsid="00268e23"/>
    </style:style>
    <style:style style:name="P62" style:family="paragraph" style:parent-style-name="Table_20_Contents">
      <style:text-properties officeooo:rsid="001733fc" officeooo:paragraph-rsid="00290a9c"/>
    </style:style>
    <style:style style:name="P63" style:family="paragraph" style:parent-style-name="Table_20_Contents">
      <style:text-properties officeooo:rsid="001733fc" officeooo:paragraph-rsid="00291746"/>
    </style:style>
    <style:style style:name="P64" style:family="paragraph" style:parent-style-name="Table_20_Contents">
      <style:text-properties officeooo:rsid="001733fc" officeooo:paragraph-rsid="0019d2c4"/>
    </style:style>
    <style:style style:name="P65" style:family="paragraph" style:parent-style-name="Table_20_Contents">
      <style:text-properties style:text-underline-style="none" officeooo:rsid="001733fc" officeooo:paragraph-rsid="00268e23"/>
    </style:style>
    <style:style style:name="P66" style:family="paragraph" style:parent-style-name="Table_20_Contents">
      <style:text-properties style:text-underline-style="none" officeooo:rsid="001733fc" officeooo:paragraph-rsid="00291746"/>
    </style:style>
    <style:style style:name="P67" style:family="paragraph" style:parent-style-name="Table_20_Contents">
      <style:text-properties style:text-underline-style="none" fo:font-weight="normal" officeooo:rsid="0021492a" officeooo:paragraph-rsid="00268e23" style:font-weight-asian="normal" style:font-weight-complex="normal"/>
    </style:style>
    <style:style style:name="P68" style:family="paragraph" style:parent-style-name="Table_20_Contents">
      <style:text-properties style:text-underline-style="none" fo:font-weight="normal" officeooo:rsid="00290a9c" officeooo:paragraph-rsid="00290a9c" style:font-weight-asian="normal" style:font-weight-complex="normal"/>
    </style:style>
    <style:style style:name="P69" style:family="paragraph" style:parent-style-name="Table_20_Contents">
      <style:text-properties style:text-underline-style="none" fo:font-weight="normal" officeooo:rsid="0029b8fe" officeooo:paragraph-rsid="0029b8fe" style:font-weight-asian="normal" style:font-weight-complex="normal"/>
    </style:style>
    <style:style style:name="P70" style:family="paragraph" style:parent-style-name="Table_20_Contents">
      <style:text-properties style:text-underline-style="none" fo:font-weight="normal" officeooo:rsid="002ad8e0" officeooo:paragraph-rsid="002ad8e0" style:font-weight-asian="normal" style:font-weight-complex="normal"/>
    </style:style>
    <style:style style:name="P71" style:family="paragraph" style:parent-style-name="Table_20_Contents">
      <style:text-properties style:text-underline-style="none" fo:font-weight="normal" officeooo:rsid="001733fc" officeooo:paragraph-rsid="002e75e4" style:font-weight-asian="normal" style:font-weight-complex="normal"/>
    </style:style>
    <style:style style:name="P72" style:family="paragraph" style:parent-style-name="Table_20_Contents">
      <style:text-properties officeooo:rsid="001fb461" officeooo:paragraph-rsid="00268e23"/>
    </style:style>
    <style:style style:name="P73" style:family="paragraph" style:parent-style-name="Table_20_Contents">
      <style:text-properties officeooo:rsid="00152229" officeooo:paragraph-rsid="00268e23"/>
    </style:style>
    <style:style style:name="P74" style:family="paragraph" style:parent-style-name="Table_20_Contents">
      <style:text-properties officeooo:rsid="0021492a" officeooo:paragraph-rsid="00268e23"/>
    </style:style>
    <style:style style:name="P75" style:family="paragraph" style:parent-style-name="Table_20_Contents">
      <style:text-properties officeooo:rsid="0016c366" officeooo:paragraph-rsid="00268e23"/>
    </style:style>
    <style:style style:name="P76" style:family="paragraph" style:parent-style-name="Table_20_Contents">
      <style:text-properties officeooo:rsid="0016c366" officeooo:paragraph-rsid="00290a9c"/>
    </style:style>
    <style:style style:name="P77" style:family="paragraph" style:parent-style-name="Table_20_Contents">
      <style:text-properties officeooo:rsid="0016c366" officeooo:paragraph-rsid="0016c366"/>
    </style:style>
    <style:style style:name="P78" style:family="paragraph" style:parent-style-name="Table_20_Contents">
      <style:text-properties officeooo:rsid="00258483" officeooo:paragraph-rsid="00268e23"/>
    </style:style>
    <style:style style:name="P79" style:family="paragraph" style:parent-style-name="Table_20_Contents">
      <style:text-properties officeooo:rsid="00258483" officeooo:paragraph-rsid="0028079c"/>
    </style:style>
    <style:style style:name="P80" style:family="paragraph" style:parent-style-name="Table_20_Contents">
      <style:text-properties officeooo:rsid="00258483" officeooo:paragraph-rsid="00290a9c"/>
    </style:style>
    <style:style style:name="P81" style:family="paragraph" style:parent-style-name="Table_20_Contents">
      <style:text-properties officeooo:rsid="00258483" officeooo:paragraph-rsid="00291746"/>
    </style:style>
    <style:style style:name="P82" style:family="paragraph" style:parent-style-name="Table_20_Contents">
      <style:text-properties officeooo:rsid="0028079c" officeooo:paragraph-rsid="0028079c"/>
    </style:style>
    <style:style style:name="P83" style:family="paragraph" style:parent-style-name="Table_20_Contents">
      <style:text-properties officeooo:rsid="0028079c" officeooo:paragraph-rsid="00288528"/>
    </style:style>
    <style:style style:name="P84" style:family="paragraph" style:parent-style-name="Table_20_Contents">
      <style:text-properties officeooo:rsid="00290a9c" officeooo:paragraph-rsid="00290a9c"/>
    </style:style>
    <style:style style:name="P85" style:family="paragraph" style:parent-style-name="Table_20_Contents">
      <style:text-properties fo:color="#000000" officeooo:rsid="00290a9c" officeooo:paragraph-rsid="00290a9c"/>
    </style:style>
    <style:style style:name="P86" style:family="paragraph" style:parent-style-name="Table_20_Contents">
      <style:text-properties fo:color="#000000" officeooo:rsid="00290a9c" officeooo:paragraph-rsid="00291746"/>
    </style:style>
    <style:style style:name="P87" style:family="paragraph" style:parent-style-name="Table_20_Contents">
      <style:text-properties officeooo:rsid="0029b8fe" officeooo:paragraph-rsid="0029b8fe"/>
    </style:style>
    <style:style style:name="P88" style:family="paragraph" style:parent-style-name="Table_20_Contents">
      <style:text-properties officeooo:rsid="002ad8e0" officeooo:paragraph-rsid="002ad8e0"/>
    </style:style>
    <style:style style:name="P89" style:family="paragraph" style:parent-style-name="Table_20_Contents">
      <style:text-properties officeooo:rsid="002cc26b" officeooo:paragraph-rsid="002cc26b"/>
    </style:style>
    <style:style style:name="P90" style:family="paragraph" style:parent-style-name="Table_20_Contents">
      <style:text-properties fo:font-size="14pt" officeooo:rsid="00113b9e" officeooo:paragraph-rsid="00291746" style:font-size-asian="14pt" style:font-size-complex="14pt"/>
    </style:style>
    <style:style style:name="P91" style:family="paragraph" style:parent-style-name="Table_20_Contents">
      <style:text-properties fo:font-size="14pt" officeooo:rsid="00113b9e" officeooo:paragraph-rsid="00268e23" style:font-size-asian="14pt" style:font-size-complex="14pt"/>
    </style:style>
    <style:style style:name="P92" style:family="paragraph" style:parent-style-name="Table_20_Contents">
      <style:text-properties fo:font-size="14pt" officeooo:rsid="00113b9e" officeooo:paragraph-rsid="001fb461" style:font-size-asian="14pt" style:font-size-complex="14pt"/>
    </style:style>
    <style:style style:name="P93" style:family="paragraph" style:parent-style-name="Table_20_Contents">
      <style:text-properties fo:font-size="14pt" officeooo:rsid="00113b9e" officeooo:paragraph-rsid="0019d2c4" style:font-size-asian="14pt" style:font-size-complex="14pt"/>
    </style:style>
    <style:style style:name="P94" style:family="paragraph" style:parent-style-name="Table_20_Contents">
      <style:text-properties fo:font-size="14pt" officeooo:rsid="00113b9e" officeooo:paragraph-rsid="00113b9e" style:font-size-asian="14pt" style:font-size-complex="14pt"/>
    </style:style>
    <style:style style:name="P95" style:family="paragraph" style:parent-style-name="Subtitle">
      <style:text-properties officeooo:rsid="00113b9e" officeooo:paragraph-rsid="001fb461"/>
    </style:style>
    <style:style style:name="P96" style:family="paragraph" style:parent-style-name="Subtitle">
      <style:text-properties officeooo:rsid="00113b9e" officeooo:paragraph-rsid="00268e23"/>
    </style:style>
    <style:style style:name="P97" style:family="paragraph" style:parent-style-name="Subtitle">
      <style:text-properties officeooo:rsid="00113b9e" officeooo:paragraph-rsid="00291746"/>
    </style:style>
    <style:style style:name="P98" style:family="paragraph" style:parent-style-name="Subtitle">
      <style:paragraph-properties fo:break-before="page"/>
      <style:text-properties officeooo:paragraph-rsid="00268e23"/>
    </style:style>
    <style:style style:name="P99" style:family="paragraph" style:parent-style-name="Subtitle">
      <style:paragraph-properties fo:break-before="page"/>
      <style:text-properties officeooo:paragraph-rsid="0029b8fe"/>
    </style:style>
    <style:style style:name="P100" style:family="paragraph" style:parent-style-name="Text_20_body">
      <style:text-properties officeooo:rsid="0022e945" officeooo:paragraph-rsid="00291746"/>
    </style:style>
    <style:style style:name="P101" style:family="paragraph" style:parent-style-name="Text_20_body">
      <style:text-properties officeooo:rsid="00268e23" officeooo:paragraph-rsid="00268e23"/>
    </style:style>
    <style:style style:name="T1" style:family="text">
      <style:text-properties officeooo:rsid="00113b9e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officeooo:rsid="0012f414"/>
    </style:style>
    <style:style style:name="T4" style:family="text">
      <style:text-properties officeooo:rsid="00149ead"/>
    </style:style>
    <style:style style:name="T5" style:family="text">
      <style:text-properties officeooo:rsid="0015222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ea6a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23fb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1ea6af" style:font-weight-asian="normal" style:font-weight-complex="normal"/>
    </style:style>
    <style:style style:name="T11" style:family="text">
      <style:text-properties style:text-underline-style="none" officeooo:rsid="001fb461"/>
    </style:style>
    <style:style style:name="T12" style:family="text">
      <style:text-properties officeooo:rsid="00187c98"/>
    </style:style>
    <style:style style:name="T13" style:family="text">
      <style:text-properties officeooo:rsid="0019d2c4"/>
    </style:style>
    <style:style style:name="T14" style:family="text">
      <style:text-properties officeooo:rsid="001c0460"/>
    </style:style>
    <style:style style:name="T15" style:family="text">
      <style:text-properties officeooo:rsid="001d87d6"/>
    </style:style>
    <style:style style:name="T16" style:family="text">
      <style:text-properties officeooo:rsid="001ea6af"/>
    </style:style>
    <style:style style:name="T17" style:family="text">
      <style:text-properties officeooo:rsid="001fb461"/>
    </style:style>
    <style:style style:name="T18" style:family="text">
      <style:text-properties officeooo:rsid="0021492a"/>
    </style:style>
    <style:style style:name="T19" style:family="text">
      <style:text-properties officeooo:rsid="002280ab"/>
    </style:style>
    <style:style style:name="T20" style:family="text">
      <style:text-properties officeooo:rsid="00268e23"/>
    </style:style>
    <style:style style:name="T21" style:family="text">
      <style:text-properties officeooo:rsid="0028079c"/>
    </style:style>
    <style:style style:name="T22" style:family="text">
      <style:text-properties officeooo:rsid="00288528"/>
    </style:style>
    <style:style style:name="T23" style:family="text">
      <style:text-properties officeooo:rsid="00290a9c"/>
    </style:style>
    <style:style style:name="T24" style:family="text">
      <style:text-properties officeooo:rsid="00291746"/>
    </style:style>
    <style:style style:name="T25" style:family="text">
      <style:text-properties officeooo:rsid="0029b8fe"/>
    </style:style>
    <style:style style:name="T26" style:family="text">
      <style:text-properties officeooo:rsid="002e75e4"/>
    </style:style>
    <style:style style:name="T27" style:family="text">
      <style:text-properties officeooo:rsid="00304c94"/>
    </style:style>
    <style:style style:name="T28" style:family="text">
      <style:text-properties fo:background-color="#ffcc00"/>
    </style:style>
    <style:style style:name="T29" style:family="text">
      <style:text-properties fo:background-color="#66cc00"/>
    </style:style>
    <style:style style:name="T30" style:family="text">
      <style:text-properties officeooo:rsid="001fb461" fo:background-color="#66cc00"/>
    </style:style>
    <style:style style:name="T31" style:family="text">
      <style:text-properties fo:background-color="#00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HM_ADMINISTRATION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4"><text:span text:style-name="T2">I</text:span>tention</text:p>
          </table:table-cell>
          <table:table-cell table:style-name="Tableau1.A1" office:value-type="string">
            <text:p text:style-name="P94"><text:span text:style-name="T2">C</text:span>ontrôle</text:p>
          </table:table-cell>
          <table:table-cell table:style-name="Tableau1.A1" office:value-type="string">
            <text:p text:style-name="P94"><text:span text:style-name="T2">A</text:span>ction/Evt</text:p>
          </table:table-cell>
          <table:table-cell table:style-name="Tableau1.D1" office:value-type="string">
            <text:p text:style-name="P94"><text:span text:style-name="T2">R</text:span>éponse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D2" office:value-type="string">
            <text:p text:style-name="P8"/>
          </table:table-cell>
        </table:table-row>
      </table:table>
      <text:p text:style-name="P1"/>
      <text:p text:style-name="P41">IHM_<text:span text:style-name="T1">inscription (</text:span><text:a xlink:type="simple" xlink:href="http://ifroutard/inscription"><text:span text:style-name="T1">http://ifroutard/inscription</text:span></text:a><text:span text:style-name="T1">)</text:span></text:p>
      <text:p text:style-name="P44">Permet à l'utilisateur de s'inscrire sur notre site.</text:p>
      <text:p text:style-name="P46">Cette page n'est pas accessible si un client est deja connecté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4"><text:span text:style-name="T2">I</text:span>tention</text:p>
          </table:table-cell>
          <table:table-cell table:style-name="Tableau2.A1" office:value-type="string">
            <text:p text:style-name="P94"><text:span text:style-name="T2">C</text:span>ontrôle</text:p>
          </table:table-cell>
          <table:table-cell table:style-name="Tableau2.A1" office:value-type="string">
            <text:p text:style-name="P94"><text:span text:style-name="T2">A</text:span>ction/Evt</text:p>
          </table:table-cell>
          <table:table-cell table:style-name="Tableau2.D1" office:value-type="string">
            <text:p text:style-name="P94"><text:span text:style-name="T2">R</text:span>éponse</text:p>
          </table:table-cell>
        </table:table-row>
        <table:table-row>
          <table:table-cell table:style-name="Tableau2.A2" office:value-type="string">
            <text:p text:style-name="P3">Voir les voyages</text:p>
          </table:table-cell>
          <table:table-cell table:style-name="Tableau2.A2" office:value-type="string">
            <text:p text:style-name="P3"><text:span text:style-name="T28">Menu</text:span>:Nos voyages</text:p>
          </table:table-cell>
          <table:table-cell table:style-name="Tableau2.A2" office:value-type="string">
            <text:p text:style-name="P3">Clic</text:p>
          </table:table-cell>
          <table:table-cell table:style-name="Tableau2.D2" office:value-type="string">
            <text:p text:style-name="P3">Changement de page vers <text:a xlink:type="simple" xlink:href="http://ifroutard.com/result">http://ifroutard.com/result</text:a></text:p>
          </table:table-cell>
        </table:table-row>
        <table:table-row>
          <table:table-cell table:style-name="Tableau2.A2" office:value-type="string">
            <text:p text:style-name="P9">Voir les séjours</text:p>
          </table:table-cell>
          <table:table-cell table:style-name="Tableau2.A2" office:value-type="string">
            <text:p text:style-name="P9"><text:span text:style-name="T28">Menu</text:span>:Nos Séjours</text:p>
          </table:table-cell>
          <table:table-cell table:style-name="Tableau2.A2" office:value-type="string">
            <text:p text:style-name="P9">Clic</text:p>
          </table:table-cell>
          <table:table-cell table:style-name="Tableau2.D2" office:value-type="string">
            <text:p text:style-name="P3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2.A2" office:value-type="string">
            <text:p text:style-name="P9">Voir les <text:span text:style-name="T3">circuits</text:span></text:p>
          </table:table-cell>
          <table:table-cell table:style-name="Tableau2.A2" office:value-type="string">
            <text:p text:style-name="P9"><text:span text:style-name="T28">Menu</text:span>:Nos <text:span text:style-name="T3">Circuit</text:span></text:p>
          </table:table-cell>
          <table:table-cell table:style-name="Tableau2.A2" office:value-type="string">
            <text:p text:style-name="P9">Clic</text:p>
          </table:table-cell>
          <table:table-cell table:style-name="Tableau2.D2" office:value-type="string">
            <text:p text:style-name="P3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2.A2" office:value-type="string">
            <text:p text:style-name="P29">//<text:span text:style-name="T12">Si aucun client n'est connecté</text:span></text:p>
            <text:p text:style-name="P12">Se connecter ou s'enregistrer</text:p>
          </table:table-cell>
          <table:table-cell table:style-name="Tableau2.A2" office:value-type="string">
            <text:p text:style-name="P12"><text:span text:style-name="T28">Menu</text:span>:S'authentifier</text:p>
          </table:table-cell>
          <table:table-cell table:style-name="Tableau2.A2" office:value-type="string">
            <text:p text:style-name="P12">Clic</text:p>
          </table:table-cell>
          <table:table-cell table:style-name="Tableau2.D2" office:value-type="string">
            <text:p text:style-name="P4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2.A2" office:value-type="string">
            <text:p text:style-name="P49">//Si un client est connecté</text:p>
            <text:p text:style-name="P22">Se déconnecter</text:p>
          </table:table-cell>
          <table:table-cell table:style-name="Tableau2.A2" office:value-type="string">
            <text:p text:style-name="P21"><text:span text:style-name="T28">Menu</text:span>:Se déconnecter</text:p>
          </table:table-cell>
          <table:table-cell table:style-name="Tableau2.A2" office:value-type="string">
            <text:p text:style-name="P21">Clic</text:p>
          </table:table-cell>
          <table:table-cell table:style-name="Tableau2.D2" office:value-type="string">
            <text:p text:style-name="P21">Déconnecte le client actuel</text:p>
            <text:p text:style-name="P24">Changement persistent dans le menu, "Menu:Se déconnecter" devient "Menu:S'authentifier" </text:p>
            <text:p text:style-name="P21">Redirection vers la page <text:a xlink:type="simple" xlink:href="http://ifroutard.com/">http://ifroutard.com</text:a></text:p>
          </table:table-cell>
        </table:table-row>
        <table:table-row>
          <table:table-cell table:style-name="Tableau2.A2" office:value-type="string">
            <text:p text:style-name="P15">S<text:span text:style-name="T14">e connecter</text:span></text:p>
          </table:table-cell>
          <table:table-cell table:style-name="Tableau2.A2" office:value-type="string">
            <text:p text:style-name="P15"><text:span text:style-name="T31">Onglet</text:span>:Se connecter</text:p>
          </table:table-cell>
          <table:table-cell table:style-name="Tableau2.A2" office:value-type="string">
            <text:p text:style-name="P15">Clic</text:p>
          </table:table-cell>
          <table:table-cell table:style-name="Tableau2.D2" office:value-type="string">
            <text:p text:style-name="P15">Changement de page vers <text:a xlink:type="simple" xlink:href="http://ifroutard/connexion">http://ifroutard/connexion</text:a></text:p>
          </table:table-cell>
        </table:table-row>
        <table:table-row>
          <table:table-cell table:style-name="Tableau2.A2" office:value-type="string">
            <text:p text:style-name="P18">Valider son inscription</text:p>
          </table:table-cell>
          <table:table-cell table:style-name="Tableau2.A2" office:value-type="string">
            <text:p text:style-name="P18"><text:span text:style-name="T29">Formulaire</text:span>:Bouton:S'inscrire</text:p>
          </table:table-cell>
          <table:table-cell table:style-name="Tableau2.A2" office:value-type="string">
            <text:p text:style-name="P18">Clic</text:p>
          </table:table-cell>
          <table:table-cell table:style-name="Tableau2.D2" office:value-type="string">
            <text:p text:style-name="P18">Récupération des données du formulaire.</text:p>
            <text:p text:style-name="P18">=&gt; <text:span text:style-name="T6">Service </text:span><text:span text:style-name="T7">EnregistrerClient</text:span></text:p>
            <text:p text:style-name="P62">Redirection vers la page <text:a xlink:type="simple" xlink:href="http://ifroutard.com/connexion">http://ifroutard.com/</text:a><text:a xlink:type="simple" xlink:href="http://ifroutard.com/connexion"><text:span text:style-name="T23">connexion</text:span></text:a><text:span text:style-name="T23"> </text:span></text:p>
            <text:p text:style-name="P68">avec une notification précisant d'aller voir ses mails pour connaitre son mot de passe, afin de se connecter.</text:p>
          </table:table-cell>
        </table:table-row>
      </table:table>
      <text:p text:style-name="P43"/>
      <text:p text:style-name="P40">IHM_<text:span text:style-name="T13">Connexion</text:span></text:p>
      <text:p text:style-name="P45">Permet à l'utilisateur de s'inscrire sur notre site. <text:a xlink:type="simple" xlink:href="http://ifroutard/connexion"><text:span text:style-name="T5">http://ifroutard/connexion</text:span></text:a></text:p>
      <text:p text:style-name="P47">Cette pas n'est pas accessible quand un client est deja connecté.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P93"><text:span text:style-name="T2">I</text:span>tention</text:p>
          </table:table-cell>
          <table:table-cell table:style-name="Tableau3.A1" office:value-type="string">
            <text:p text:style-name="P93"><text:span text:style-name="T2">C</text:span>ontrôle</text:p>
          </table:table-cell>
          <table:table-cell table:style-name="Tableau3.A1" office:value-type="string">
            <text:p text:style-name="P93"><text:span text:style-name="T2">A</text:span>ction/Evt</text:p>
          </table:table-cell>
          <table:table-cell table:style-name="Tableau3.D1" office:value-type="string">
            <text:p text:style-name="P93"><text:span text:style-name="T2">R</text:span>éponse</text:p>
          </table:table-cell>
        </table:table-row>
        <table:table-row>
          <table:table-cell table:style-name="Tableau3.A2" office:value-type="string">
            <text:p text:style-name="P5">Voir les voyages</text:p>
          </table:table-cell>
          <table:table-cell table:style-name="Tableau3.A2" office:value-type="string">
            <text:p text:style-name="P5"><text:span text:style-name="T28">Menu</text:span>:Nos voyages</text:p>
          </table:table-cell>
          <table:table-cell table:style-name="Tableau3.A2" office:value-type="string">
            <text:p text:style-name="P5">Clic</text:p>
          </table:table-cell>
          <table:table-cell table:style-name="Tableau3.D2" office:value-type="string">
            <text:p text:style-name="P5">Changement de page vers <text:a xlink:type="simple" xlink:href="http://ifroutard.com/result">http://ifroutard.com/result</text:a></text:p>
          </table:table-cell>
        </table:table-row>
        <table:table-row>
          <table:table-cell table:style-name="Tableau3.A2" office:value-type="string">
            <text:p text:style-name="P10">Voir les séjours</text:p>
          </table:table-cell>
          <table:table-cell table:style-name="Tableau3.A2" office:value-type="string">
            <text:p text:style-name="P10"><text:span text:style-name="T28">Menu</text:span>:Nos Séjours</text:p>
          </table:table-cell>
          <table:table-cell table:style-name="Tableau3.A2" office:value-type="string">
            <text:p text:style-name="P10">Clic</text:p>
          </table:table-cell>
          <table:table-cell table:style-name="Tableau3.D2" office:value-type="string">
            <text:p text:style-name="P5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3.A2" office:value-type="string">
            <text:p text:style-name="P10">Voir les <text:span text:style-name="T3">circuits</text:span></text:p>
          </table:table-cell>
          <table:table-cell table:style-name="Tableau3.A2" office:value-type="string">
            <text:p text:style-name="P10"><text:span text:style-name="T28">Menu</text:span>:Nos <text:span text:style-name="T3">Circuit</text:span></text:p>
          </table:table-cell>
          <table:table-cell table:style-name="Tableau3.A2" office:value-type="string">
            <text:p text:style-name="P10">Clic</text:p>
          </table:table-cell>
          <table:table-cell table:style-name="Tableau3.D2" office:value-type="string">
            <text:p text:style-name="P5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3.A2" office:value-type="string">
            <text:p text:style-name="P30">//<text:span text:style-name="T12">Si aucun client n'est connecté</text:span></text:p>
            <text:p text:style-name="P13">Se connecter ou s'enregistrer</text:p>
          </table:table-cell>
          <table:table-cell table:style-name="Tableau3.A2" office:value-type="string">
            <text:p text:style-name="P13"><text:span text:style-name="T28">Menu</text:span>:S'authentifier</text:p>
          </table:table-cell>
          <table:table-cell table:style-name="Tableau3.A2" office:value-type="string">
            <text:p text:style-name="P13">Clic</text:p>
          </table:table-cell>
          <table:table-cell table:style-name="Tableau3.D2" office:value-type="string">
            <text:p text:style-name="P5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3.A2" office:value-type="string">
            <text:p text:style-name="P33">S'inscrire</text:p>
          </table:table-cell>
          <table:table-cell table:style-name="Tableau3.A2" office:value-type="string">
            <text:p text:style-name="P16"><text:span text:style-name="T31">Onglet</text:span>:S<text:span text:style-name="T15">'inscrire</text:span></text:p>
          </table:table-cell>
          <table:table-cell table:style-name="Tableau3.A2" office:value-type="string">
            <text:p text:style-name="P16">Clic</text:p>
          </table:table-cell>
          <table:table-cell table:style-name="Tableau3.D2" office:value-type="string">
            <text:p text:style-name="P16">Changement de page vers <text:a xlink:type="simple" xlink:href="http://ifroutard/inscription">http://ifroutard/</text:a><text:a xlink:type="simple" xlink:href="http://ifroutard/inscription"><text:span text:style-name="T15">inscription</text:span></text:a></text:p>
          </table:table-cell>
        </table:table-row>
        <table:table-row>
          <table:table-cell table:style-name="Tableau3.A2" office:value-type="string">
            <text:p text:style-name="P19">Valider <text:span text:style-name="T16">sa connexion</text:span></text:p>
          </table:table-cell>
          <table:table-cell table:style-name="Tableau3.A2" office:value-type="string">
            <text:p text:style-name="P19"><text:span text:style-name="T29">Formulaire</text:span>:Bouton:<text:span text:style-name="T16">Se connecter</text:span></text:p>
          </table:table-cell>
          <table:table-cell table:style-name="Tableau3.A2" office:value-type="string">
            <text:p text:style-name="P19">Clic</text:p>
          </table:table-cell>
          <table:table-cell table:style-name="Tableau3.D2" office:value-type="string">
            <text:p text:style-name="P19">Récupération des données du formulaire.</text:p>
            <text:p text:style-name="P19">=&gt; <text:span text:style-name="T10">Service </text:span><text:span text:style-name="T8">verifierMotDePasse</text:span></text:p>
            <text:p text:style-name="P32">//<text:span text:style-name="T16">Si c'est correct</text:span></text:p>
            <text:p text:style-name="P35">Considerer le client comme connecté.</text:p>
            <text:p text:style-name="P25">Changement persistent dans le menu, "Menu:S'authentifier" devient "Menu:Se déconnecter"</text:p>
            <text:p text:style-name="P64">Redirection vers la page <text:a xlink:type="simple" xlink:href="http://ifroutard.com/">http://ifroutard.com</text:a></text:p>
            <text:p text:style-name="P28">//<text:span text:style-name="T16">Si c'est incorrect</text:span></text:p>
            <text:p text:style-name="P34">Ajouter notification "Correspondance mot de passe / identifiant incorrecte"</text:p>
          </table:table-cell>
        </table:table-row>
      </table:table>
      <text:p text:style-name="P2"/>
      <text:p text:style-name="P42">IHM_<text:span text:style-name="T19">Accueil (</text:span><text:a xlink:type="simple" xlink:href="http://ifroutard/inscription"><text:span text:style-name="T19">http://ifroutard</text:span></text:a><text:span text:style-name="T19">)</text:span></text:p>
      <text:p text:style-name="P48">Page d'accueil du site, permet de voir des infos sur ifRoutard, rechercher des voyages, voir propositions de dernière minut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2"><text:span text:style-name="T2">I</text:span>tention</text:p>
          </table:table-cell>
          <table:table-cell table:style-name="Tableau4.A1" office:value-type="string">
            <text:p text:style-name="P92"><text:span text:style-name="T2">C</text:span>ontrôle</text:p>
          </table:table-cell>
          <table:table-cell table:style-name="Tableau4.A1" office:value-type="string">
            <text:p text:style-name="P92"><text:span text:style-name="T2">A</text:span>ction/Evt</text:p>
          </table:table-cell>
          <table:table-cell table:style-name="Tableau4.D1" office:value-type="string">
            <text:p text:style-name="P92"><text:span text:style-name="T2">R</text:span>éponse</text:p>
          </table:table-cell>
        </table:table-row>
        <table:table-row>
          <table:table-cell table:style-name="Tableau4.A2" office:value-type="string">
            <text:p text:style-name="P6">Voir les voyages</text:p>
          </table:table-cell>
          <table:table-cell table:style-name="Tableau4.A2" office:value-type="string">
            <text:p text:style-name="P6"><text:span text:style-name="T28">Menu</text:span>:Nos voyages</text:p>
          </table:table-cell>
          <table:table-cell table:style-name="Tableau4.A2" office:value-type="string">
            <text:p text:style-name="P6">Clic</text:p>
          </table:table-cell>
          <table:table-cell table:style-name="Tableau4.D2" office:value-type="string">
            <text:p text:style-name="P6">Changement de page vers <text:a xlink:type="simple" xlink:href="http://ifroutard.com/result">http://ifroutard.com/result</text:a></text:p>
          </table:table-cell>
        </table:table-row>
        <table:table-row>
          <table:table-cell table:style-name="Tableau4.A2" office:value-type="string">
            <text:p text:style-name="P11">Voir les séjours</text:p>
          </table:table-cell>
          <table:table-cell table:style-name="Tableau4.A2" office:value-type="string">
            <text:p text:style-name="P11"><text:span text:style-name="T28">Menu</text:span>:Nos Séjours</text:p>
          </table:table-cell>
          <table:table-cell table:style-name="Tableau4.A2" office:value-type="string">
            <text:p text:style-name="P11">Clic</text:p>
          </table:table-cell>
          <table:table-cell table:style-name="Tableau4.D2" office:value-type="string">
            <text:p text:style-name="P6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4.A2" office:value-type="string">
            <text:p text:style-name="P11">Voir les <text:span text:style-name="T3">circuits</text:span></text:p>
          </table:table-cell>
          <table:table-cell table:style-name="Tableau4.A2" office:value-type="string">
            <text:p text:style-name="P11"><text:span text:style-name="T28">Menu</text:span>:Nos <text:span text:style-name="T3">Circuit</text:span></text:p>
          </table:table-cell>
          <table:table-cell table:style-name="Tableau4.A2" office:value-type="string">
            <text:p text:style-name="P11">Clic</text:p>
          </table:table-cell>
          <table:table-cell table:style-name="Tableau4.D2" office:value-type="string">
            <text:p text:style-name="P6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4.A2" office:value-type="string">
            <text:p text:style-name="P31">//<text:span text:style-name="T12">Si aucun client n'est connecté</text:span></text:p>
            <text:p text:style-name="P14">Se connecter ou s'enregistrer</text:p>
          </table:table-cell>
          <table:table-cell table:style-name="Tableau4.A2" office:value-type="string">
            <text:p text:style-name="P14"><text:span text:style-name="T28">Menu</text:span>:S'authentifier</text:p>
          </table:table-cell>
          <table:table-cell table:style-name="Tableau4.A2" office:value-type="string">
            <text:p text:style-name="P14">Clic</text:p>
          </table:table-cell>
          <table:table-cell table:style-name="Tableau4.D2" office:value-type="string">
            <text:p text:style-name="P6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4.A2" office:value-type="string">
            <text:p text:style-name="P31">//Si un client est connecté</text:p>
            <text:p text:style-name="P23">Se déconnecter</text:p>
          </table:table-cell>
          <table:table-cell table:style-name="Tableau4.A2" office:value-type="string">
            <text:p text:style-name="P23"><text:span text:style-name="T28">Menu</text:span>:Se déconnecter</text:p>
          </table:table-cell>
          <table:table-cell table:style-name="Tableau4.A2" office:value-type="string">
            <text:p text:style-name="P23">Clic</text:p>
          </table:table-cell>
          <table:table-cell table:style-name="Tableau4.D2" office:value-type="string">
            <text:p text:style-name="P23">Déconnecte le client actuel</text:p>
            <text:p text:style-name="P26">Changement persistent dans le menu, "Menu:Se déconnecter" devient "Menu:S'authentifier" </text:p>
            <text:p text:style-name="P23">Redirection vers la page <text:a xlink:type="simple" xlink:href="http://ifroutard.com/">http://ifroutard.com</text:a></text:p>
          </table:table-cell>
        </table:table-row>
        <table:table-row>
          <table:table-cell table:style-name="Tableau4.A2" office:value-type="string">
            <text:p text:style-name="P36">Choisir une destination</text:p>
          </table:table-cell>
          <table:table-cell table:style-name="Tableau4.A2" office:value-type="string">
            <text:p text:style-name="P17"><text:span text:style-name="T30">Formulaire</text:span>:<text:span text:style-name="T18">Select:Destinations</text:span></text:p>
          </table:table-cell>
          <table:table-cell table:style-name="Tableau4.A2" office:value-type="string">
            <text:p text:style-name="P17">Clic</text:p>
          </table:table-cell>
          <table:table-cell table:style-name="Tableau4.D2" office:value-type="string">
            <text:p text:style-name="P17"><text:a xlink:type="simple" xlink:href="http://ifroutard/connexion"><text:span text:style-name="T11">P</text:span></text:a><text:span text:style-name="T17">roposer l'ensemble des destinations possibles</text:span></text:p>
            <text:p text:style-name="P36">=&gt; <text:span text:style-name="T6">Service </text:span><text:span text:style-name="T9">Lister</text:span><text:span text:style-name="T7">Destinations</text:span></text:p>
            <text:p text:style-name="P27">La selection multiple est possible</text:p>
          </table:table-cell>
        </table:table-row>
        <table:table-row>
          <table:table-cell table:style-name="Tableau4.A2" office:value-type="string">
            <text:p text:style-name="P37">Rechercher un voyage selon des critères</text:p>
          </table:table-cell>
          <table:table-cell table:style-name="Tableau4.A2" office:value-type="string">
            <text:p text:style-name="P20"><text:span text:style-name="T29">Formulaire</text:span>:Bouton:<text:span text:style-name="T19">Je pars en voyage</text:span></text:p>
          </table:table-cell>
          <table:table-cell table:style-name="Tableau4.A2" office:value-type="string">
            <text:p text:style-name="P20">Clic</text:p>
          </table:table-cell>
          <table:table-cell table:style-name="Tableau4.D2" office:value-type="string">
            <text:p text:style-name="P20">Récupération des données du formulaire.</text:p>
            <text:p text:style-name="P7">Changement de page vers <text:a xlink:type="simple" xlink:href="http://ifroutard.com/result">http://ifroutard.com/</text:a><text:a xlink:type="simple" xlink:href="http://ifroutard.com/result"><text:span text:style-name="T19">result</text:span></text:a><text:span text:style-name="T19"> avec paramètres, où la recherche est effectuée</text:span></text:p>
          </table:table-cell>
        </table:table-row>
        <table:table-row>
          <table:table-cell table:style-name="Tableau4.A2" office:value-type="string">
            <text:p text:style-name="P38">Selectionner un voyage de dernière minute</text:p>
          </table:table-cell>
          <table:table-cell table:style-name="Tableau4.A2" office:value-type="string">
            <text:p text:style-name="P38"><text:span text:style-name="T31">Derniere minute</text:span>:Bouton:J'y vais!</text:p>
          </table:table-cell>
          <table:table-cell table:style-name="Tableau4.A2" office:value-type="string">
            <text:p text:style-name="P38">Clic</text:p>
          </table:table-cell>
          <table:table-cell table:style-name="Tableau4.D2" office:value-type="string">
            <text:p text:style-name="P54">//<text:span text:style-name="T23">Si l'utilisateur est connecté</text:span></text:p>
            <text:p text:style-name="P80">Changement de page vers <text:a xlink:type="simple" xlink:href="http://ifroutard.com/devis?depart=XX">http://ifroutard.com/devis?depart=XX</text:a></text:p>
            <text:p text:style-name="P54">//<text:span text:style-name="T23">Si l'utilisateur n'est pas connecté</text:span></text:p>
            <text:p text:style-name="P85">Changement de page vers <text:a xlink:type="simple" xlink:href="http://ifroutard.com/connexion">http://ifroutard.com/connexion</text:a>?<text:span text:style-name="T24">depart=idDepart</text:span> <text:span text:style-name="T24">avec notification lui demandant de se connecter avant de pouvoir continuer</text:span><text:line-break/></text:p>
          </table:table-cell>
        </table:table-row>
      </table:table>
      <text:p text:style-name="P95"/>
      <text:p text:style-name="P98">IHM_<text:span text:style-name="T20">Result (</text:span><text:a xlink:type="simple" xlink:href="http://ifroutard/result"><text:span text:style-name="T20">http://ifroutard/result</text:span></text:a><text:span text:style-name="T20">)</text:span></text:p>
      <text:p text:style-name="P101">Permet de voir des propositions de voyages, accessible par tou<text:span text:style-name="T22">s les</text:span> utilisateur<text:span text:style-name="T22">s</text:span>.</text:p>
      <text:p text:style-name="P101">La liste des voyages est triée selon l'ordre croissant de leur prix minimal (à partir de).</text:p>
      <text:p text:style-name="P101">Chaque voyage dévoile ses départs dans l'ordre chronologique</text:p>
      <text:p text:style-name="P101">La listes des voyages proposés dépend des recherches effectuées, pouvant être influencées par les destinations et les types de voyages choisis. =&gt; <text:span text:style-name="T6">Service </text:span><text:span text:style-name="T7">ListerVoyages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91"><text:span text:style-name="T2">I</text:span>tention</text:p>
          </table:table-cell>
          <table:table-cell table:style-name="Tableau5.A1" office:value-type="string">
            <text:p text:style-name="P91"><text:span text:style-name="T2">C</text:span>ontrôle</text:p>
          </table:table-cell>
          <table:table-cell table:style-name="Tableau5.A1" office:value-type="string">
            <text:p text:style-name="P91"><text:span text:style-name="T2">A</text:span>ction/Evt</text:p>
          </table:table-cell>
          <table:table-cell table:style-name="Tableau5.D1" office:value-type="string">
            <text:p text:style-name="P91"><text:span text:style-name="T2">R</text:span>éponse</text:p>
          </table:table-cell>
        </table:table-row>
        <table:table-row>
          <table:table-cell table:style-name="Tableau5.A2" office:value-type="string">
            <text:p text:style-name="P56">Voir les voyages</text:p>
          </table:table-cell>
          <table:table-cell table:style-name="Tableau5.A2" office:value-type="string">
            <text:p text:style-name="P56"><text:span text:style-name="T28">Menu</text:span>:Nos voyages</text:p>
          </table:table-cell>
          <table:table-cell table:style-name="Tableau5.A2" office:value-type="string">
            <text:p text:style-name="P56">Clic</text:p>
          </table:table-cell>
          <table:table-cell table:style-name="Tableau5.D2" office:value-type="string">
            <text:p text:style-name="P56">Changement de page vers <text:a xlink:type="simple" xlink:href="http://ifroutard.com/result">http://ifroutard.com/result</text:a></text:p>
          </table:table-cell>
        </table:table-row>
        <table:table-row>
          <table:table-cell table:style-name="Tableau5.A2" office:value-type="string">
            <text:p text:style-name="P58">Voir les séjours</text:p>
          </table:table-cell>
          <table:table-cell table:style-name="Tableau5.A2" office:value-type="string">
            <text:p text:style-name="P58"><text:span text:style-name="T28">Menu</text:span>:Nos Séjours</text:p>
          </table:table-cell>
          <table:table-cell table:style-name="Tableau5.A2" office:value-type="string">
            <text:p text:style-name="P58">Clic</text:p>
          </table:table-cell>
          <table:table-cell table:style-name="Tableau5.D2" office:value-type="string">
            <text:p text:style-name="P56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5.A2" office:value-type="string">
            <text:p text:style-name="P58">Voir les <text:span text:style-name="T3">circuits</text:span></text:p>
          </table:table-cell>
          <table:table-cell table:style-name="Tableau5.A2" office:value-type="string">
            <text:p text:style-name="P58"><text:span text:style-name="T28">Menu</text:span>:Nos <text:span text:style-name="T3">Circuit</text:span></text:p>
          </table:table-cell>
          <table:table-cell table:style-name="Tableau5.A2" office:value-type="string">
            <text:p text:style-name="P58">Clic</text:p>
          </table:table-cell>
          <table:table-cell table:style-name="Tableau5.D2" office:value-type="string">
            <text:p text:style-name="P56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5.A2" office:value-type="string">
            <text:p text:style-name="P51">//<text:span text:style-name="T12">Si aucun client n'est connecté</text:span></text:p>
            <text:p text:style-name="P60">Se connecter ou s'enregistrer</text:p>
          </table:table-cell>
          <table:table-cell table:style-name="Tableau5.A2" office:value-type="string">
            <text:p text:style-name="P60"><text:span text:style-name="T28">Menu</text:span>:S'authentifier</text:p>
          </table:table-cell>
          <table:table-cell table:style-name="Tableau5.A2" office:value-type="string">
            <text:p text:style-name="P60">Clic</text:p>
          </table:table-cell>
          <table:table-cell table:style-name="Tableau5.D2" office:value-type="string">
            <text:p text:style-name="P56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5.A2" office:value-type="string">
            <text:p text:style-name="P51">//Si un client est connecté</text:p>
            <text:p text:style-name="P61">Se déconnecter</text:p>
          </table:table-cell>
          <table:table-cell table:style-name="Tableau5.A2" office:value-type="string">
            <text:p text:style-name="P61"><text:span text:style-name="T28">Menu</text:span>:Se déconnecter</text:p>
          </table:table-cell>
          <table:table-cell table:style-name="Tableau5.A2" office:value-type="string">
            <text:p text:style-name="P61">Clic</text:p>
          </table:table-cell>
          <table:table-cell table:style-name="Tableau5.D2" office:value-type="string">
            <text:p text:style-name="P61">Déconnecte le client actuel</text:p>
            <text:p text:style-name="P65">Changement persistent dans le menu, "Menu:Se déconnecter" devient "Menu:S'authentifier" </text:p>
            <text:p text:style-name="P61">Redirection vers la page <text:a xlink:type="simple" xlink:href="http://ifroutard.com/">http://ifroutard.com</text:a></text:p>
          </table:table-cell>
        </table:table-row>
        <table:table-row>
          <table:table-cell table:style-name="Tableau5.A2" office:value-type="string">
            <text:p text:style-name="P72">Choisir une destination</text:p>
          </table:table-cell>
          <table:table-cell table:style-name="Tableau5.A2" office:value-type="string">
            <text:p text:style-name="P73"><text:span text:style-name="T30">Formulaire</text:span>:<text:span text:style-name="T18">Select:Destinations</text:span></text:p>
          </table:table-cell>
          <table:table-cell table:style-name="Tableau5.A2" office:value-type="string">
            <text:p text:style-name="P73">Clic</text:p>
          </table:table-cell>
          <table:table-cell table:style-name="Tableau5.D2" office:value-type="string">
            <text:p text:style-name="P73"><text:a xlink:type="simple" xlink:href="http://ifroutard/connexion"><text:span text:style-name="T11">P</text:span></text:a><text:span text:style-name="T17">roposer l'ensemble des destinations possibles</text:span></text:p>
            <text:p text:style-name="P72">=&gt; <text:span text:style-name="T6">Service </text:span><text:span text:style-name="T9">Lister</text:span><text:span text:style-name="T7">Destinations</text:span></text:p>
            <text:p text:style-name="P67">La selection multiple est possible</text:p>
          </table:table-cell>
        </table:table-row>
        <table:table-row>
          <table:table-cell table:style-name="Tableau5.A2" office:value-type="string">
            <text:p text:style-name="P74">Rechercher un voyage selon des critères</text:p>
          </table:table-cell>
          <table:table-cell table:style-name="Tableau5.A2" office:value-type="string">
            <text:p text:style-name="P75"><text:span text:style-name="T29">Formulaire</text:span>:Bouton:<text:span text:style-name="T19">Je pars en voyage</text:span></text:p>
          </table:table-cell>
          <table:table-cell table:style-name="Tableau5.A2" office:value-type="string">
            <text:p text:style-name="P75">Clic</text:p>
          </table:table-cell>
          <table:table-cell table:style-name="Tableau5.D2" office:value-type="string">
            <text:p text:style-name="P75">Récupération des données du formulaire.</text:p>
            <text:p text:style-name="P56">Changement de page vers <text:a xlink:type="simple" xlink:href="http://ifroutard.com/result">http://ifroutard.com/</text:a><text:a xlink:type="simple" xlink:href="http://ifroutard.com/result"><text:span text:style-name="T19">result</text:span></text:a><text:span text:style-name="T19"> avec paramètres, où la recherche est effectuée</text:span></text:p>
          </table:table-cell>
        </table:table-row>
        <table:table-row>
          <table:table-cell table:style-name="Tableau5.A2" office:value-type="string">
            <text:p text:style-name="P53">//<text:span text:style-name="T22">Si les details de départs sont cachés</text:span></text:p>
            <text:p text:style-name="P82">Voir les départs d'un voyage</text:p>
          </table:table-cell>
          <table:table-cell table:style-name="Tableau5.A2" office:value-type="string">
            <text:p text:style-name="P82"><text:span text:style-name="T31">Voyage</text:span>:Liens:Voir les départs</text:p>
          </table:table-cell>
          <table:table-cell table:style-name="Tableau5.A2" office:value-type="string">
            <text:p text:style-name="P78">Clic</text:p>
          </table:table-cell>
          <table:table-cell table:style-name="Tableau5.D2" office:value-type="string">
            <text:p text:style-name="P79"><text:span text:style-name="T21">Afficher les départs d'un voyage donné dans l'ordre chronologique</text:span></text:p>
          </table:table-cell>
        </table:table-row>
        <table:table-row>
          <table:table-cell table:style-name="Tableau5.A2" office:value-type="string">
            <text:p text:style-name="P52">//<text:span text:style-name="T22">Si les details de départs sont cachés</text:span></text:p>
            <text:p text:style-name="P83"><text:span text:style-name="T22">Cacher</text:span> les départs d'un voyage</text:p>
          </table:table-cell>
          <table:table-cell table:style-name="Tableau5.A2" office:value-type="string">
            <text:p text:style-name="P82"><text:span text:style-name="T31">Voyage</text:span>:Liens:Voir les départs</text:p>
          </table:table-cell>
          <table:table-cell table:style-name="Tableau5.A2" office:value-type="string">
            <text:p text:style-name="P78">Clic</text:p>
          </table:table-cell>
          <table:table-cell table:style-name="Tableau5.D2" office:value-type="string">
            <text:p text:style-name="P79"><text:span text:style-name="T22">Cacher la zone de détails des départs d'un voyage</text:span></text:p>
          </table:table-cell>
        </table:table-row>
        <table:table-row>
          <table:table-cell table:style-name="Tableau5.A2" office:value-type="string">
            <text:p text:style-name="P84">Choisir un départ</text:p>
          </table:table-cell>
          <table:table-cell table:style-name="Tableau5.A2" office:value-type="string">
            <text:p text:style-name="P84"><text:span text:style-name="T31">Voyage</text:span>:Departs:Bouto<text:soft-page-break/>n:GO!</text:p>
          </table:table-cell>
          <table:table-cell table:style-name="Tableau5.A2" office:value-type="string">
            <text:p text:style-name="P84">Clic</text:p>
          </table:table-cell>
          <table:table-cell table:style-name="Tableau5.D2" office:value-type="string">
            <text:p text:style-name="P76">Récupération <text:span text:style-name="T23">de l'ID du départ </text:span><text:soft-page-break/><text:span text:style-name="T23">selectionné</text:span></text:p>
            <text:p text:style-name="P55">//<text:span text:style-name="T23">Si l'utilisateur est connecté</text:span></text:p>
            <text:p text:style-name="P81">Changement de page vers <text:a xlink:type="simple" xlink:href="http://ifroutard.com/devis?depart=XX">http://ifroutard.com/devis?depart=</text:a><text:a xlink:type="simple" xlink:href="http://ifroutard.com/devis?depart=XX"><text:span text:style-name="T24">XX</text:span></text:a></text:p>
            <text:p text:style-name="P55">//<text:span text:style-name="T23">Si l'utilisateur n'est pas connecté</text:span></text:p>
            <text:p text:style-name="P86">Changement de page vers <text:a xlink:type="simple" xlink:href="http://ifroutard.com/connexion?depart=XX">http://ifroutard.com/connexion?</text:a><text:a xlink:type="simple" xlink:href="http://ifroutard.com/connexion?depart=XX"><text:span text:style-name="T24">depart=XX</text:span></text:a> <text:span text:style-name="T24">avec notification lui demandant de se connecter avant de pouvoir continuer</text:span></text:p>
          </table:table-cell>
        </table:table-row>
      </table:table>
      <text:p text:style-name="P96"/>
      <text:p text:style-name="P99">IHM_<text:span text:style-name="T25">Devis (</text:span><text:a xlink:type="simple" xlink:href="http://ifroutard/devis?depart=iddepart"><text:span text:style-name="T25">http://ifroutard/devis?depart=iddepart</text:span></text:a><text:span text:style-name="T25">)</text:span></text:p>
      <text:p text:style-name="P100">Page d'accueil du site, permet de voir des infos sur ifRoutard, rechercher des voyages, voir propositions de dernière minut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90"><text:span text:style-name="T2">I</text:span>tention</text:p>
          </table:table-cell>
          <table:table-cell table:style-name="Tableau6.A1" office:value-type="string">
            <text:p text:style-name="P90"><text:span text:style-name="T2">C</text:span>ontrôle</text:p>
          </table:table-cell>
          <table:table-cell table:style-name="Tableau6.A1" office:value-type="string">
            <text:p text:style-name="P90"><text:span text:style-name="T2">A</text:span>ction/Evt</text:p>
          </table:table-cell>
          <table:table-cell table:style-name="Tableau6.D1" office:value-type="string">
            <text:p text:style-name="P90"><text:span text:style-name="T2">R</text:span>éponse</text:p>
          </table:table-cell>
        </table:table-row>
        <table:table-row>
          <table:table-cell table:style-name="Tableau6.A2" office:value-type="string">
            <text:p text:style-name="P57">Voir les voyages</text:p>
          </table:table-cell>
          <table:table-cell table:style-name="Tableau6.A2" office:value-type="string">
            <text:p text:style-name="P57"><text:span text:style-name="T28">Menu</text:span>:Nos voyages</text:p>
          </table:table-cell>
          <table:table-cell table:style-name="Tableau6.A2" office:value-type="string">
            <text:p text:style-name="P57">Clic</text:p>
          </table:table-cell>
          <table:table-cell table:style-name="Tableau6.D2" office:value-type="string">
            <text:p text:style-name="P57">Changement de page vers <text:a xlink:type="simple" xlink:href="http://ifroutard.com/result">http://ifroutard.com/result</text:a></text:p>
          </table:table-cell>
        </table:table-row>
        <table:table-row>
          <table:table-cell table:style-name="Tableau6.A2" office:value-type="string">
            <text:p text:style-name="P59">Voir les séjours</text:p>
          </table:table-cell>
          <table:table-cell table:style-name="Tableau6.A2" office:value-type="string">
            <text:p text:style-name="P59"><text:span text:style-name="T28">Menu</text:span>:Nos Séjours</text:p>
          </table:table-cell>
          <table:table-cell table:style-name="Tableau6.A2" office:value-type="string">
            <text:p text:style-name="P59">Clic</text:p>
          </table:table-cell>
          <table:table-cell table:style-name="Tableau6.D2" office:value-type="string">
            <text:p text:style-name="P57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6.A2" office:value-type="string">
            <text:p text:style-name="P59">Voir les <text:span text:style-name="T3">circuits</text:span></text:p>
          </table:table-cell>
          <table:table-cell table:style-name="Tableau6.A2" office:value-type="string">
            <text:p text:style-name="P59"><text:span text:style-name="T28">Menu</text:span>:Nos <text:span text:style-name="T3">Circuit</text:span></text:p>
          </table:table-cell>
          <table:table-cell table:style-name="Tableau6.A2" office:value-type="string">
            <text:p text:style-name="P59">Clic</text:p>
          </table:table-cell>
          <table:table-cell table:style-name="Tableau6.D2" office:value-type="string">
            <text:p text:style-name="P57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6.A2" office:value-type="string">
            <text:p text:style-name="P63">Se déconnecter</text:p>
          </table:table-cell>
          <table:table-cell table:style-name="Tableau6.A2" office:value-type="string">
            <text:p text:style-name="P63"><text:span text:style-name="T28">Menu</text:span>:Se déconnecter</text:p>
          </table:table-cell>
          <table:table-cell table:style-name="Tableau6.A2" office:value-type="string">
            <text:p text:style-name="P63">Clic</text:p>
          </table:table-cell>
          <table:table-cell table:style-name="Tableau6.D2" office:value-type="string">
            <text:p text:style-name="P63">Déconnecte le client actuel</text:p>
            <text:p text:style-name="P66">Changement persistent dans le menu, "Menu:Se déconnecter" devient "Menu:S'authentifier" </text:p>
            <text:p text:style-name="P63">Redirection vers la page <text:a xlink:type="simple" xlink:href="http://ifroutard.com/">http://ifroutard.com</text:a></text:p>
          </table:table-cell>
        </table:table-row>
        <table:table-row>
          <table:table-cell table:style-name="Tableau6.A2" office:value-type="string">
            <text:p text:style-name="P88">Changer le nombre de participants</text:p>
          </table:table-cell>
          <table:table-cell table:style-name="Tableau6.A2" office:value-type="string">
            <text:p text:style-name="P88"><text:span text:style-name="T29">Formulaire</text:span>:Input:Participant<text:span text:style-name="T27">s</text:span></text:p>
          </table:table-cell>
          <table:table-cell table:style-name="Tableau6.A2" office:value-type="string">
            <text:p text:style-name="P88">Changement de la valeur</text:p>
          </table:table-cell>
          <table:table-cell table:style-name="Tableau6.D2" office:value-type="string">
            <text:p text:style-name="P70">Mise a jour du prix total en dessous du nombre de participant</text:p>
          </table:table-cell>
        </table:table-row>
        <table:table-row>
          <table:table-cell table:style-name="Tableau6.A2" office:value-type="string">
            <text:p text:style-name="P87">Confirmer l'établissement d'un devis</text:p>
          </table:table-cell>
          <table:table-cell table:style-name="Tableau6.A2" office:value-type="string">
            <text:p text:style-name="P87"><text:span text:style-name="T29">Formulaire</text:span>:Bouton:Confirmer</text:p>
          </table:table-cell>
          <table:table-cell table:style-name="Tableau6.A2" office:value-type="string">
            <text:p text:style-name="P87">Clic</text:p>
          </table:table-cell>
          <table:table-cell table:style-name="Tableau6.D2" office:value-type="string">
            <text:p text:style-name="P69">Récupération du nombre de participant</text:p>
            <text:p text:style-name="P69">=&gt;<text:span text:style-name="T6">Service </text:span><text:span text:style-name="T7">etablirDevis</text:span></text:p>
            <text:p text:style-name="P71">Redirection vers la page <text:a xlink:type="simple" xlink:href="http://ifroutard.com/">http://ifroutard.com</text:a> <text:span text:style-name="T26">avec une notification attestant que le devis a été créé</text:span>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4M3S</meta:editing-duration>
    <meta:editing-cycles>20</meta:editing-cycles>
    <meta:generator>LibreOffice/4.1.5.3$Windows_x86 LibreOffice_project/1c1366bba2ba2b554cd2ca4d87c06da81c05d24</meta:generator>
    <dc:date>2015-03-26T21:00:47.315000000</dc:date>
    <meta:document-statistic meta:table-count="6" meta:image-count="0" meta:object-count="0" meta:page-count="7" meta:paragraph-count="230" meta:word-count="882" meta:character-count="7148" meta:non-whitespace-character-count="6490"/>
    <meta:user-defined meta:name="Info 1"/>
    <meta:user-defined meta:name="Info 2"/>
    <meta:user-defined meta:name="Info 3"/>
    <meta:user-defined meta:name="Info 4"/>
  </office:meta>
</office:document-meta>
</file>